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style:font-name="Courier New" officeooo:rsid="000764ad" officeooo:paragraph-rsid="000764ad"/>
    </style:style>
    <style:style style:name="P2" style:family="paragraph" style:parent-style-name="Standard">
      <style:text-properties officeooo:rsid="000b0931" officeooo:paragraph-rsid="000b0931"/>
    </style:style>
    <style:style style:name="P3" style:family="paragraph" style:parent-style-name="Standard">
      <style:text-properties officeooo:paragraph-rsid="000b0931"/>
    </style:style>
    <style:style style:name="P4" style:family="paragraph" style:parent-style-name="Standard">
      <style:text-properties officeooo:rsid="000c26b1" officeooo:paragraph-rsid="000c26b1"/>
    </style:style>
    <style:style style:name="P5" style:family="paragraph" style:parent-style-name="Standard">
      <style:text-properties officeooo:paragraph-rsid="000c26b1"/>
    </style:style>
    <style:style style:name="P6" style:family="paragraph" style:parent-style-name="Standard">
      <style:text-properties officeooo:rsid="000e08cc" officeooo:paragraph-rsid="000e08cc"/>
    </style:style>
    <style:style style:name="P7" style:family="paragraph" style:parent-style-name="Standard">
      <style:text-properties officeooo:rsid="000b0931" officeooo:paragraph-rsid="000e08cc"/>
    </style:style>
    <style:style style:name="P8" style:family="paragraph" style:parent-style-name="Standard">
      <style:text-properties officeooo:paragraph-rsid="000e08cc"/>
    </style:style>
    <style:style style:name="T1" style:family="text">
      <style:text-properties officeooo:rsid="000b0931"/>
    </style:style>
    <style:style style:name="T2" style:family="text">
      <style:text-properties fo:font-variant="normal" fo:text-transform="none" fo:color="#1d2125" loext:opacity="100%" style:font-name="Poppins" fo:font-size="10.5pt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Poppins" fo:font-size="10.5pt" fo:letter-spacing="normal" fo:font-style="normal" fo:font-weight="normal" officeooo:rsid="000b0931"/>
    </style:style>
    <style:style style:name="T4" style:family="text">
      <style:text-properties officeooo:rsid="000c26b1"/>
    </style:style>
    <style:style style:name="T5" style:family="text">
      <style:text-properties officeooo:rsid="000e08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. <text:tab/><text:tab/><text:tab/><text:tab/><text:tab/><text:tab/><text:tab/><text:tab/>1º DAW 24/25</text:p>
      <text:p text:style-name="P1">Ejercicio 1<text:tab/><text:tab/><text:tab/><text:tab/><text:tab/><text:tab/><text:tab/>Ángel García Pérez</text:p>
      <text:p text:style-name="P1"/>
      <text:p text:style-name="P2">1. Definición formal de la relación clientes.</text:p>
      <text:p text:style-name="P2"/>
      <text:p text:style-name="P2">-- Cabecera</text:p>
      <text:p text:style-name="P2"><text:tab/></text:p>
      <text:p text:style-name="P2"><text:tab/>CLIENTES{((id:id_d), (nombre, nombre_d), (email:emal_d), (nif: nif_d), <text:tab/>(poblacion:poblacion_d), (sector:sector_d))}</text:p>
      <text:p text:style-name="P2"/>
      <text:p text:style-name="P2">-- Cuerpo</text:p>
      <text:p text:style-name="P2"/>
      <text:p text:style-name="P2"><text:tab/>{</text:p>
      <text:p text:style-name="P3"/>
      <text:p text:style-name="P3"><text:span text:style-name="T1"><text:tab/>(id:1), (nombre:”Romero SL”), (email:”</text:span><text:a xlink:type="simple" xlink:href="mailto:romerosl@gmail.com" text:style-name="Internet_20_link" text:visited-style-name="Visited_20_Internet_20_Link"><text:span text:style-name="T1">romerosl@gmail.com</text:span></text:a><text:span text:style-name="T1">”), (nif:”</text:span><text:span text:style-name="T2">B456789694</text:span> <text:span text:style-name="T1">”), <text:tab/>(poblacion:”Valladolid”), (sector:”mueble”)</text:span></text:p>
      <text:p text:style-name="P3"><text:tab/></text:p>
      <text:p text:style-name="P3"><text:tab/><text:span text:style-name="T1">(id:2), (nombre:”Ubrisur”), (email:”ubrisur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C123456123 </text:span><text:s/><text:span text:style-name="T1">”), <text:tab/>(poblacion:”Ubrique”), (sector:”marroquinería”)</text:span></text:p>
      <text:p text:style-name="P3"/>
      <text:p text:style-name="P3"><text:tab/><text:span text:style-name="T1">(id:3), (nombre:”Valladería SL”), (email:”valladeria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R123456987 <text:s/></text:span><text:s/><text:span text:style-name="T1">”), <text:tab/>(poblacion:”</text:span><text:span text:style-name="T2">Villamartín</text:span> <text:span text:style-name="T1">”), (sector:”</text:span><text:span text:style-name="T2">Agrícola</text:span> <text:span text:style-name="T1">”)</text:span></text:p>
      <text:p text:style-name="P3"/>
      <text:p text:style-name="P3"><text:tab/><text:span text:style-name="T1">(id:4), (nombre:”</text:span><text:span text:style-name="T2">Romancero</text:span><text:span text:style-name="T1">”), (email:”romancero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E123456123 <text:s text:c="2"/></text:span><text:s/><text:span text:style-name="T1">”), <text:tab/>(poblacion:”</text:span><text:span text:style-name="T3">Prado del Rey</text:span> <text:span text:style-name="T1">”), (sector:”</text:span><text:span text:style-name="T3">Mueble</text:span> <text:span text:style-name="T1">”)</text:span></text:p>
      <text:p text:style-name="P3"/>
      <text:p text:style-name="P2"><text:tab/>}</text:p>
      <text:p text:style-name="P3"/>
      <text:p text:style-name="P4">2. Claves Candidatas de la Relación Cliente.</text:p>
      <text:p text:style-name="P4"/>
      <text:p text:style-name="P4">-- Claves Candidatas:</text:p>
      <text:p text:style-name="P4"/>
      <text:p text:style-name="P4"><text:tab/>- id: valor id identifica unívocamente a cada tupla de la relación, el valor no se repite.</text:p>
      <text:p text:style-name="P4"><text:tab/></text:p>
      <text:p text:style-name="P4"><text:tab/>- nif: el nif es un valor único para cada cliente.</text:p>
      <text:p text:style-name="P4"/>
      <text:p text:style-name="P4"><text:tab/>- email: es un valor único para cada Cliente, no puede haber dos clientes con el mismo email</text:p>
      <text:p text:style-name="P4"/>
      <text:p text:style-name="P4"/>
      <text:p text:style-name="P4">3. Claves Primarias de la Relación Cliente</text:p>
      <text:p text:style-name="P4"/>
      <text:p text:style-name="P4"><text:tab/>- id: valor numérico y además es el valor de menor tamaño.</text:p>
      <text:p text:style-name="P4"><text:tab/></text:p>
      <text:p text:style-name="P4"><text:tab/></text:p>
      <text:p text:style-name="P4"/>
      <text:p text:style-name="P4">4. Claves Secundarias o Alternativas.</text:p>
      <text:p text:style-name="P4"/>
      <text:p text:style-name="P4"><text:tab/>- nif: </text:p>
      <text:p text:style-name="P4"/>
      <text:p text:style-name="P4"><text:tab/>- email: </text:p>
      <text:p text:style-name="P4"><text:tab/></text:p>
      <text:p text:style-name="P4">He seleccionado “id” como clave primaria, por lo tanto nif y email pasan a ser claves secundarias.</text:p>
      <text:p text:style-name="P4"><text:soft-page-break/></text:p>
      <text:p text:style-name="P4"/>
      <text:p text:style-name="P4"/>
      <text:p text:style-name="P4">5. Añade la relación Cliente a una tupla válida y asignar valores.</text:p>
      <text:p text:style-name="P4"/>
      <text:p text:style-name="P4"><text:tab/>{</text:p>
      <text:p text:style-name="P4"><text:span text:style-name="T1"><text:tab/>(id:</text:span>5<text:span text:style-name="T1">), (nombre:”</text:span>Pérgolas Antonio SL<text:span text:style-name="T1">”), (email:”</text:span>pergolasa”gmail.com<text:span text:style-name="T1">”), <text:tab/>(nif:”</text:span>T123456789<text:span text:style-name="T1">”), (poblacion:”</text:span>Prado del Rey<text:span text:style-name="T1">”), (sector:”</text:span>Comercial<text:span text:style-name="T1">”)</text:span></text:p>
      <text:p text:style-name="P4"><text:tab/>}</text:p>
      <text:p text:style-name="P4"/>
      <text:p text:style-name="P4"/>
      <text:p text:style-name="P4">6. Añade a la relación Cliente una tupla no válida por el modelo relacional. Razona la respuesta</text:p>
      <text:p text:style-name="P4"/>
      <text:p text:style-name="P4"><text:s text:c="7"/>1-<text:tab/></text:p>
      <text:p text:style-name="P4"><text:tab/>{</text:p>
      <text:p text:style-name="P4"><text:span text:style-name="T1"><text:tab/>(id:</text:span>3<text:span text:style-name="T1">), (nombre:”</text:span>Inodoros SL<text:span text:style-name="T1">”), (email:”</text:span>indoros@gmail.com<text:span text:style-name="T1">”), <text:tab/>(nif:”</text:span>Z14567890”<text:span text:style-name="T1">), <text:tab/>(poblacion:”</text:span>Puerto Serrano<text:span text:style-name="T1">”), (sector:”</text:span>Comercial<text:span text:style-name="T1">”)</text:span></text:p>
      <text:p text:style-name="P4"><text:tab/>}</text:p>
      <text:p text:style-name="P4"/>
      <text:p text:style-name="P4">Tupla no válida. El id ya existe, incumple la regla de la clave primaria donde todos los valores han de ser únicos.</text:p>
      <text:p text:style-name="P4"/>
      <text:p text:style-name="P4"><text:s text:c="6"/>2- </text:p>
      <text:p text:style-name="P4"/>
      <text:p text:style-name="P4"><text:tab/>{</text:p>
      <text:p text:style-name="P4"><text:span text:style-name="T1"><text:tab/>(id:</text:span>6<text:span text:style-name="T1">), (nombre:”</text:span>Toldos Gómez<text:span text:style-name="T1">”), (email:”</text:span>valladeria@gmail.com<text:span text:style-name="T1">”), <text:tab/>(nif:”</text:span>Z14567890”<text:span text:style-name="T1">), <text:tab/>(poblacion:”</text:span>Puerto Serrano<text:span text:style-name="T1">”), (sector:”</text:span>Comercial<text:span text:style-name="T1">”)</text:span></text:p>
      <text:p text:style-name="P4"><text:tab/>}</text:p>
      <text:p text:style-name="P4"/>
      <text:p text:style-name="P4">Tupla no válida. Email es clave secundaria y el valor ya existe en la tabla.</text:p>
      <text:p text:style-name="P4"/>
      <text:p text:style-name="P4"><text:s text:c="5"/>3-</text:p>
      <text:p text:style-name="P4"/>
      <text:p text:style-name="P4"><text:tab/>{</text:p>
      <text:p text:style-name="P5"><text:span text:style-name="T1"><text:tab/>(id:</text:span><text:span text:style-name="T4">7</text:span><text:span text:style-name="T1">), (nombre:”</text:span><text:span text:style-name="T4">Carpintería Gómez SL</text:span><text:span text:style-name="T1">”), (email:”</text:span><text:span text:style-name="T4">carpinteriagomez@gmail.com</text:span><text:span text:style-name="T1">”), <text:tab/>(nif:”</text:span><text:span text:style-name="T2">C123456123</text:span> <text:span text:style-name="T4">”</text:span><text:span text:style-name="T1">), <text:tab/>(poblacion:”</text:span><text:span text:style-name="T4">El Bosque</text:span><text:span text:style-name="T1">”), (sector:”</text:span><text:span text:style-name="T4">Comercial</text:span><text:span text:style-name="T1">”)</text:span></text:p>
      <text:p text:style-name="P4"><text:tab/>}</text:p>
      <text:p text:style-name="P4"/>
      <text:p text:style-name="P4">Tupla no válida. EL nif es la clave secundaria y el valor ya existe en la tabla.</text:p>
      <text:p text:style-name="P4"/>
      <text:p text:style-name="P4"/>
      <text:p text:style-name="P6">7. Añade a la relación anterior un Atributo válido y asignar valores.</text:p>
      <text:p text:style-name="P6"/>
      <text:p text:style-name="P6"><text:tab/>- Teléfono</text:p>
      <text:p text:style-name="P6"/>
      <text:p text:style-name="P6"/>
      <text:p text:style-name="P7">{</text:p>
      <text:p text:style-name="P8"/>
      <text:p text:style-name="P8"><text:span text:style-name="T1"><text:tab/>(id:1), (nombre:”Romero SL”), (email:”</text:span><text:a xlink:type="simple" xlink:href="mailto:romerosl@gmail.com" text:style-name="Internet_20_link" text:visited-style-name="Visited_20_Internet_20_Link"><text:span text:style-name="T1">romerosl@gmail.com</text:span></text:a><text:span text:style-name="T1">”), (nif:”</text:span><text:span text:style-name="T2">B456789694</text:span> <text:span text:style-name="T1">”), <text:tab/>(poblacion:”Valladolid”), (sector:”mueble”), </text:span><text:span text:style-name="T5">(teléfono:”956123456”)</text:span></text:p>
      <text:p text:style-name="P8"><text:tab/></text:p>
      <text:p text:style-name="P8"><text:soft-page-break/><text:tab/><text:span text:style-name="T1">(id:2), (nombre:”Ubrisur”), (email:”ubrisur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C123456123 </text:span><text:s/><text:span text:style-name="T1">”), <text:tab/>(poblacion:”Ubrique”), (sector:”marroquinería”), </text:span><text:span text:style-name="T5">… (teléfono:”956123476”)</text:span></text:p>
      <text:p text:style-name="P8"/>
      <text:p text:style-name="P8"><text:tab/><text:span text:style-name="T1">(id:3), (nombre:”Valladería SL”), (email:”valladeria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R123456987 <text:s/></text:span><text:s/><text:span text:style-name="T1">”), <text:tab/>(poblacion:”</text:span><text:span text:style-name="T2">Villamartín</text:span> <text:span text:style-name="T1">”), (sector:”</text:span><text:span text:style-name="T2">Agrícola</text:span> <text:span text:style-name="T1">”), </text:span><text:span text:style-name="T5">(teléfono:”956123483”)</text:span></text:p>
      <text:p text:style-name="P8"/>
      <text:p text:style-name="P8"><text:tab/><text:span text:style-name="T1">(id:4), (nombre:”</text:span><text:span text:style-name="T2">Romancero</text:span><text:span text:style-name="T1">”), (email:”romancero</text:span><text:a xlink:type="simple" xlink:href="mailto:romerosl@gmail.com" text:style-name="Internet_20_link" text:visited-style-name="Visited_20_Internet_20_Link"><text:span text:style-name="T1">@gmail.com</text:span></text:a><text:span text:style-name="T1">”), (nif:”</text:span><text:span text:style-name="T2">E123456123 <text:s text:c="2"/></text:span><text:s/><text:span text:style-name="T1">”), <text:tab/>(poblacion:”</text:span><text:span text:style-name="T3">Prado del Rey</text:span> <text:span text:style-name="T1">”), (sector:”</text:span><text:span text:style-name="T3">Mueble</text:span> <text:span text:style-name="T1">”), </text:span><text:span text:style-name="T5">(teléfono:”956123499”)</text:span></text:p>
      <text:p text:style-name="P8"/>
      <text:p text:style-name="P7"><text:tab/>}</text:p>
      <text:p text:style-name="P8"/>
      <text:p text:style-name="P6"/>
      <text:p text:style-name="P6">8. ¿Tiene la relación anterior una clave ajena o foránea?</text:p>
      <text:p text:style-name="P6"/>
      <text:p text:style-name="P6">No tiene ninguna clave foránea o ajena, todas las claves pertenecen a la misma tabla</text:p>
      <text:p text:style-name="P6"/>
      <text:p text:style-name="P6"/>
      <text:p text:style-name="P6">9. Muestra el esquema relacional.</text:p>
      <text:p text:style-name="P6"/>
      <text:p text:style-name="P6">CLIENTES(id, nombre, email, nif, población, sector, teléfon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1:01:52.369000000</meta:creation-date>
    <dc:date>2024-10-09T10:40:38.371000000</dc:date>
    <meta:editing-duration>PT10M58S</meta:editing-duration>
    <meta:editing-cycles>3</meta:editing-cycles>
    <meta:generator>LibreOffice/24.8.1.2$Windows_X86_64 LibreOffice_project/87fa9aec1a63e70835390b81c40bb8993f1d4ff6</meta:generator>
    <meta:document-statistic meta:table-count="0" meta:image-count="0" meta:object-count="0" meta:page-count="3" meta:paragraph-count="62" meta:word-count="392" meta:character-count="3318" meta:non-whitespace-character-count="2879"/>
  </office:meta>
</office:document-meta>
</file>